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8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e6e905" fo:border="0.06pt solid #000000"/>
      <style:text-properties fo:color="#000000"/>
    </style:style>
    <style:style style:name="ce6" style:family="table-cell" style:parent-style-name="Default">
      <style:table-cell-properties fo:background-color="#d4ea6b" fo:border="0.06pt solid #000000"/>
    </style:style>
    <style:style style:name="ce7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ffbf00" fo:border="0.06pt solid #000000"/>
    </style:style>
    <style:style style:name="ce28" style:family="table-cell" style:parent-style-name="Default">
      <style:table-cell-properties fo:background-color="#bf819e" fo:border="0.06pt solid #000000"/>
    </style:style>
    <style:style style:name="ce21" style:family="table-cell" style:parent-style-name="Default">
      <style:table-cell-properties fo:background-color="#ffbf00"/>
    </style:style>
    <style:style style:name="ce37" style:family="table-cell" style:parent-style-name="Default">
      <style:table-cell-properties fo:background-color="#b3cac7" fo:border="0.06pt solid #000000"/>
    </style:style>
    <style:style style:name="ce17" style:family="table-cell" style:parent-style-name="Default">
      <style:table-cell-properties fo:background-color="#ec9ba4" fo:border="0.06pt solid #000000"/>
    </style:style>
    <style:style style:name="ce9" style:family="table-cell" style:parent-style-name="Default">
      <style:table-cell-properties fo:background-color="#b4c7dc" fo:border="0.06pt solid #000000"/>
    </style:style>
    <style:style style:name="ce10" style:family="table-cell" style:parent-style-name="Default">
      <style:table-cell-properties fo:background-color="#ffd7d7" fo:border="0.06pt solid #000000"/>
    </style:style>
    <style:style style:name="ce15" style:family="table-cell" style:parent-style-name="Default">
      <style:table-cell-properties fo:background-color="#e0c2cd" fo:border="0.06pt solid #000000"/>
    </style:style>
    <style:style style:name="ce11" style:family="table-cell" style:parent-style-name="Default">
      <style:table-cell-properties fo:background-color="#ffdbb6" fo:border="0.06pt solid #000000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e6e905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32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e6e905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ec9ba4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ffdbb6"/>
    </style:style>
    <style:style style:name="ce51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28"/>
        <table:table-column table:style-name="co3" table:default-cell-style-name="ce12"/>
        <table:table-column table:style-name="co1" table:number-columns-repeated="2" table:default-cell-style-name="ce19"/>
        <table:table-column table:style-name="co4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27" office:value-type="string" calcext:value-type="string">
            <text:p>PA</text:p>
          </table:table-cell>
          <table:table-cell table:style-name="ce27" office:value-type="string" calcext:value-type="string">
            <text:p>PB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00</text:p>
          </table:table-cell>
          <table:table-cell table:style-name="ce18" office:value-type="string" calcext:value-type="string">
            <text:p>XIN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20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18" office:value-type="string" calcext:value-type="string">
            <text:p>XOUT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7" office:value-type="string" calcext:value-type="string">
            <text:p>Analog – ADF7021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style-name="ce6" office:value-type="string" calcext:value-type="string">
            <text:p>DAC_VOUT0 – Mod 1</text:p>
          </table:table-cell>
          <table:table-cell table:style-name="ce15" office:value-type="string" calcext:value-type="string">
            <text:p>SERCOM5_PAD0_SDA</text:p>
          </table:table-cell>
          <table:table-cell table:number-columns-repeated="2"/>
          <table:table-cell table:style-name="ce21"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style-name="ce7" office:value-type="string" calcext:value-type="string">
            <text:p>ADC0_AIN1 – Demod IN</text:p>
          </table:table-cell>
          <table:table-cell table:style-name="ce18" office:value-type="string" calcext:value-type="string">
            <text:p>VBAT</text:p>
          </table:table-cell>
          <table:table-cell table:number-columns-repeated="2"/>
          <table:table-cell table:style-name="ce22" office:value-type="string" calcext:value-type="string">
            <text:p>SPI – ADF702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table:style-name="ce5" office:value-type="string" calcext:value-type="string">
            <text:p>SERCOM0_PAD0_TXD</text:p>
          </table:table-cell>
          <table:table-cell table:style-name="ce16"/>
          <table:table-cell table:number-columns-repeated="2"/>
          <table:table-cell table:style-name="ce23" office:value-type="string" calcext:value-type="string">
            <text:p>SPI – user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table:style-name="ce6" office:value-type="string" calcext:value-type="string">
            <text:p>DAC_VOUT1 – Mod 2</text:p>
          </table:table-cell>
          <table:table-cell table:style-name="ce16"/>
          <table:table-cell table:number-columns-repeated="2"/>
          <table:table-cell table:style-name="ce24" office:value-type="string" calcext:value-type="string">
            <text:p>I2C – DAC + EEPROM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table:style-name="Default" office:value-type="string" calcext:value-type="string">
            <text:p>M2_LED</text:p>
          </table:table-cell>
          <table:table-cell table:style-name="ce16"/>
          <table:table-cell table:number-columns-repeated="2"/>
          <table:table-cell table:style-name="ce25" office:value-type="string" calcext:value-type="string">
            <text:p>I2C – user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table:style-name="Default"/>
          <table:table-cell table:style-name="ce16"/>
          <table:table-cell table:number-columns-repeated="2"/>
          <table:table-cell table:style-name="ce26"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2S_MCK[0]</text:p>
          </table:table-cell>
          <table:table-cell table:style-name="ce9" office:value-type="string" calcext:value-type="string">
            <text:p>SERCOM4_PAD0_SDO</text:p>
          </table:table-cell>
          <table:table-cell table:number-columns-repeated="2"/>
          <table:table-cell table:style-name="ce32" office:value-type="string" calcext:value-type="string">
            <text:p>I2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table:style-name="ce21" office:value-type="string" calcext:value-type="string">
            <text:p>SERCOM0_PAD1_RXD</text:p>
          </table:table-cell>
          <table:table-cell table:style-name="ce9" office:value-type="string" calcext:value-type="string">
            <text:p>SERCOM4_PAD1_SCK</text:p>
          </table:table-cell>
          <table:table-cell table:number-columns-repeated="2"/>
          <table:table-cell table:style-name="ce51" office:value-type="string" calcext:value-type="string">
            <text:p>Control signal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2S_SCK[0]</text:p>
          </table:table-cell>
          <table:table-cell table:style-name="ce32" office:value-type="string" calcext:value-type="string">
            <text:p>I2S_SDI</text:p>
          </table:table-cell>
          <table:table-cell table:number-columns-repeated="2"/>
          <table:table-cell office:value-type="string" calcext:value-type="string">
            <text:p>Free GPIO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style-name="ce37" office:value-type="string" calcext:value-type="string">
            <text:p>PTT input / WWAN_DISABLE</text:p>
          </table:table-cell>
          <table:table-cell table:style-name="ce9" office:value-type="string" calcext:value-type="string">
            <text:p>SERCOM4_PAD3_SDI</text:p>
          </table:table-cell>
          <table:table-cell table:number-columns-repeated="2"/>
          <table:table-cell table:style-name="ce12" office:value-type="string" calcext:value-type="string">
            <text:p>Not present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style-name="ce17" office:value-type="string" calcext:value-type="string">
            <text:p>SERCOM2_PAD0_SDA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17" office:value-type="string" calcext:value-type="string">
            <text:p>SERCOM2_PAD1_SCL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 table:style-name="ce9" office:value-type="string" calcext:value-type="string">
            <text:p>SERCOM4_PAD2_nSS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table:style-name="ce37" office:value-type="string" calcext:value-type="string">
            <text:p>PA enable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table:style-name="ce10" office:value-type="string" calcext:value-type="string">
            <text:p>SERCOM1_PAD0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table:style-name="ce10" office:value-type="string" calcext:value-type="string">
            <text:p>SERCOM1_PAD1_SCK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table:style-name="ce10" office:value-type="string" calcext:value-type="string">
            <text:p>SERCOM1_PAD2_nSS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table:style-name="ce10" office:value-type="string" calcext:value-type="string">
            <text:p>SERCOM1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I2S_FS[0]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I2S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table:style-name="ce15" office:value-type="string" calcext:value-type="string">
            <text:p>SERCOM5_PAD1_SCL</text:p>
          </table:table-cell>
          <table:table-cell table:style-name="ce18" office:value-type="string" calcext:value-type="string">
            <text:p>XIN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table:style-name="ce37" office:value-type="string" calcext:value-type="string">
            <text:p>T/R switch control</text:p>
          </table:table-cell>
          <table:table-cell table:style-name="ce18" office:value-type="string" calcext:value-type="string">
            <text:p>XOUT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table:style-name="ce11" office:value-type="string" calcext:value-type="string">
            <text:p>USB D-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table:style-name="ce11" office:value-type="string" calcext:value-type="string">
            <text:p>USB D+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 table:style-name="ce37" office:value-type="string" calcext:value-type="string">
            <text:p>PC detect / POWER_OFF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</text:p>
          </table:table-cell>
          <table:table-cell table:style-name="ce13" office:value-type="string" calcext:value-type="string">
            <text:p>SWCL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</text:p>
          </table:table-cell>
          <table:table-cell table:style-name="ce13" office:value-type="string" calcext:value-type="string">
            <text:p>SWDIO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it" fo:country="IT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9:08:35.9368016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5:51:11.962007534</meta:creation-date>
    <dc:date>2022-01-01T19:08:50.533537810</dc:date>
    <meta:editing-duration>PT1H25M57S</meta:editing-duration>
    <meta:editing-cycles>28</meta:editing-cycles>
    <meta:generator>LibreOffice/7.2.4.1$Linux_X86_64 LibreOffice_project/20$Build-1</meta:generator>
    <meta:document-statistic meta:table-count="1" meta:cell-count="105" meta:object-count="0"/>
  </office:meta>
</office:document-meta>
</file>